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de fonctionnalité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1">Fonctionnalité :</text:span> Recherche de recette</text:p>
          </table:table-cell>
          <table:table-cell table:style-name="Tableau1.B1" office:value-type="string">
            <text:p text:style-name="P3">Fonctionnalité #1</text:p>
          </table:table-cell>
        </table:table-row>
        <table:table-row>
          <table:table-cell table:style-name="Tableau1.A2" table:number-columns-spanned="2" office:value-type="string">
            <text:p text:style-name="P2">Problématique :</text:p>
            <text:p text:style-name="Table_20_Contents">filtrage des recettes dans l'interface utilisateur, l'utilisateur doit pouvoir accéder rapidement à la recette correspondant à sa recherche.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1 : Programmation fonctionnelle</text:p>
            <text:p text:style-name="Table_20_Contents">Utilisation des méthodes de l'objet Array (forEach, Filter …)</text:p>
            <text:p text:style-name="Table_20_Contents">On emploie ici la méthode « filter » qui filtre les recettes suivant la saisie effectuée et les correspondances trouvées dans le nom ou la description ou les ingrédients de la recette.</text:p>
            <text:p text:style-name="Table_20_Contents">La recette trouvée est ajoutée à un tableau qui servira à l'affichage des recettes.</text:p>
            <text:p text:style-name="Table_20_Contents">De ce tableau, les différentes listes sont mises à jour.</text:p>
          </table:table-cell>
          <table:covered-table-cell/>
        </table:table-row>
        <table:table-row>
          <table:table-cell table:style-name="Tableau1.A5" office:value-type="string">
            <text:p text:style-name="P2">Avantages</text:p>
            <text:p text:style-name="Table_20_Contents">- code plus lisible, plus robuste et plus stable</text:p>
            <text:p text:style-name="Table_20_Contents"/>
          </table:table-cell>
          <table:table-cell table:style-name="Tableau1.A2" office:value-type="string">
            <text:p text:style-name="P2">Inconvénients</text:p>
            <text:p text:style-name="P4">- </text:p>
            <text:p text:style-name="P2"/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2 : Programmation native </text:p>
            <text:p text:style-name="Table_20_Contents">Utilisation des boucles (while, for …). </text:p>
            <text:p text:style-name="Table_20_Contents">Ici utilisation de « for » qui itère sur le tableau des recettes et cherche s'il existe une correspondance entre la saisie, et le nom ou la description ou un des ingrédients de la recette.</text:p>
            <text:p text:style-name="Table_20_Contents">Si oui, la recette en question est ajoutée à un nouveau tableau qui servira à l'affichage des recettes trouvées.</text:p>
            <text:p text:style-name="Table_20_Contents">De ce tableau, les différentes listes sont mises <text:s/>à jour également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2">Inconvénients</text:p>
            <text:p text:style-name="P4">- code moins lisible, plus complexe</text:p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Solution retenue</text:p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dc:date>2022-04-20T18:20:21.30</dc:date>
    <dc:creator>christelle philippe</dc:creator>
    <meta:editing-duration>PT9H18M13S</meta:editing-duration>
    <meta:editing-cycles>6</meta:editing-cycles>
    <meta:generator>OpenOffice/4.1.10$Win32 OpenOffice.org_project/4110m2$Build-9807</meta:generator>
    <meta:document-statistic meta:table-count="1" meta:image-count="0" meta:object-count="0" meta:page-count="1" meta:paragraph-count="25" meta:word-count="221" meta:character-count="1388"/>
  </office:meta>
</office:document-meta>
</file>